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 style:master-page-name="Standard">
      <style:paragraph-properties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4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5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6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7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8" style:family="paragraph" style:parent-style-name="Standard" style:list-style-name="LS6">
      <style:paragraph-properties fo:margin-top="0in" fo:margin-bottom="0in" fo:break-before="auto" fo:break-after="auto" style:writing-mode="lr-tb"/>
    </style:style>
    <style:style style:name="P9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10" style:family="paragraph" style:parent-style-name="Standard" style:list-style-name="LS8">
      <style:paragraph-properties fo:margin-top="0in" fo:margin-bottom="0in" fo:break-before="auto" fo:break-after="auto" style:writing-mode="lr-tb"/>
    </style:style>
    <style:style style:name="P11" style:family="paragraph" style:parent-style-name="Standard" style:list-style-name="LS9">
      <style:paragraph-properties fo:margin-top="0in" fo:margin-bottom="0in" fo:break-before="auto" fo:break-after="auto" style:writing-mode="lr-tb"/>
    </style:style>
    <style:style style:name="P12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13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14" style:family="paragraph" style:parent-style-name="Standard" style:list-style-name="LS12">
      <style:paragraph-properties fo:margin-top="0in" fo:margin-bottom="0in" fo:break-before="auto" fo:break-after="auto" style:writing-mode="lr-tb"/>
    </style:style>
    <style:style style:name="P15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16" style:family="paragraph" style:parent-style-name="Heading_20_1">
      <style:paragraph-properties fo:break-before="auto" fo:break-after="auto" style:writing-mode="lr-tb"/>
    </style:style>
    <style:style style:name="T1" style:family="text">
      <style:text-properties fo:color="#0000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ms in <text:span text:style-name="T1">blue</text:span> relate to oddshocks’ charsheet project.</text:p>
      <text:h text:style-name="P16" text:outline-level="10"><text:bookmark text:name="h.yi0ch73s9vuo"/>Week 1 (June 4th - 8th)</text:h>
      <text:list xml:id="list402903932" text:style-name="LS1">
        <text:list-item>
          <text:p text:style-name="P3">June 4th: Initialized blogs, learned IRC, and created accounts on github.</text:p>
        </text:list-item>
        <text:list-item>
          <text:p text:style-name="P3">June 4th: Started Preliminary Research document to store all rough drafts, charts, and summaries for individual papers</text:p>
        </text:list-item>
        <text:list-item>
          <text:p text:style-name="P3">June 5th: Started Research Essays document</text:p>
        </text:list-item>
        <text:list-item>
          <text:p text:style-name="P3">June 5th: Started User Generated Content Info document for research into User Generated Content</text:p>
        </text:list-item>
        <text:list-item>
          <text:p text:style-name="P3">June 5th: Completed User Generated Content Info document</text:p>
        </text:list-item>
        <text:list-item>
          <text:p text:style-name="P3">June 7th: Completed Preliminary Research document</text:p>
        </text:list-item>
        <text:list-item>
          <text:p text:style-name="P3">June 8th: Compiled papers into a Fedora RPG: Preliminary Research document</text:p>
        </text:list-item>
      </text:list>
      <text:h text:style-name="P16" text:outline-level="10"><text:bookmark text:name="h.f2f6nl9eqfmu"/>Week 2 (June 11th - 15th)</text:h>
      <text:list xml:id="list1168774005" text:style-name="LS2">
        <text:list-item>
          <text:p text:style-name="P4">June 11th: Researched real money trading, geosocial services, etc</text:p>
        </text:list-item>
        <text:list-item>
          <text:p text:style-name="P4">June 11th: Playtested MMORPG and social games</text:p>
        </text:list-item>
        <text:list-item>
          <text:p text:style-name="P4">June 11th: Investigated open source tech and completed a general analyses survey for each</text:p>
        </text:list-item>
        <text:list-item>
          <text:p text:style-name="P4">June 12th: Started Research Outlines document to summarize our results for the initial questions from SJ</text:p>
        </text:list-item>
        <text:list-item>
          <text:p text:style-name="P4">June 12th: Completed Research Outlines document</text:p>
        </text:list-item>
        <text:list-item>
          <text:p text:style-name="P4">June 13th: Started Game Analysis Matrix spreadsheet to store all game analyses in an easy to view matrix</text:p>
        </text:list-item>
        <text:list-item>
          <text:p text:style-name="P4">June 14th: Completed Game Analysis Matrix spreadsheet</text:p>
        </text:list-item>
        <text:list-item>
          <text:p text:style-name="P4">June 14th: Started Open Source Tech Matrix spreadsheet to store all open technology info in an easy to view matrix</text:p>
        </text:list-item>
        <text:list-item>
          <text:p text:style-name="P4">June 14th: Started Open Source Tech Analysis document to store all open technology <text:s/>analyses in an easy to view matrix</text:p>
        </text:list-item>
      </text:list>
      <text:h text:style-name="P16" text:outline-level="10"><text:bookmark text:name="h.fb2ka793kelc"/>Week 3 (June 18th - 22nd)</text:h>
      <text:list xml:id="list1671322889" text:style-name="LS3">
        <text:list-item>
          <text:p text:style-name="P5">June 18th: Started RPG and Social Game Mechanics spreadsheet to store all game mechanic information in an easy to view matrix</text:p>
        </text:list-item>
        <text:list-item>
          <text:p text:style-name="P5">June 18th: Completed Game Analyses document</text:p>
        </text:list-item>
        <text:list-item>
          <text:p text:style-name="P5">June 18th: Completed Open Source Tech Matrix spreadsheet</text:p>
        </text:list-item>
        <text:list-item>
          <text:p text:style-name="P5">June 19th: Completed RPG and Social Game Mechanics spreadsheet</text:p>
        </text:list-item>
        <text:list-item>
          <text:p text:style-name="P5">June 19th: Started Game Analysis Quicklook spreadsheet to store all Game Analyses information in an easy to view matrix</text:p>
        </text:list-item>
        <text:list-item>
          <text:p text:style-name="P5">June 19th: Completed Game Analysis Quicklook spreadsheet</text:p>
        </text:list-item>
        <text:list-item>
          <text:p text:style-name="P5">June 19th: Completed Open Source Tech Analysis doc</text:p>
        </text:list-item>
        <text:list-item>
          <text:p text:style-name="P5">June 19th: Completed Open Source Tech Quicklook spreadshee<text:tab/></text:p>
        </text:list-item>
        <text:list-item>
          <text:p text:style-name="P5"><text:soft-page-break/>June 20th: Started Commarch Thoughts on Game Tech document to determine what group members thought of each technology</text:p>
        </text:list-item>
        <text:list-item>
          <text:p text:style-name="P5">June 20th: Completed Commarch Thoughts on Game Tech document</text:p>
        </text:list-item>
        <text:list-item>
          <text:p text:style-name="P5">June 21st: Started Research: 2D RPGs document</text:p>
        </text:list-item>
        <text:list-item>
          <text:p text:style-name="P5">June 21st: Started Plan for 6/21-6/29 spreadsheet</text:p>
        </text:list-item>
        <text:list-item>
          <text:p text:style-name="P5">June 21st: Completed Plan for 6/21-6/29 spreadsheet</text:p>
        </text:list-item>
        <text:list-item>
          <text:p text:style-name="P5">June 21st: Started Contact Vitals document</text:p>
        </text:list-item>
      </text:list>
      <text:list xml:id="list149884057" text:style-name="LS4">
        <text:list-item>
          <text:p text:style-name="P6">June 22nd: Sent up-to-date work to RedHat for review</text:p>
        </text:list-item>
        <text:list-item>
          <text:p text:style-name="P6">June 18th: Playtested various RPGs including <text:span text:style-name="T2">Super</text:span><text:span text:style-name="T2"> </text:span><text:span text:style-name="T2">Mario</text:span><text:span text:style-name="T2"> </text:span><text:span text:style-name="T2">RPG</text:span>, <text:span text:style-name="T2">FF</text:span><text:span text:style-name="T2">1</text:span>, <text:span text:style-name="T2">Ocarina</text:span><text:span text:style-name="T2"> </text:span><text:span text:style-name="T2">of</text:span><text:span text:style-name="T2"> </text:span><text:span text:style-name="T2">Time</text:span>, <text:span text:style-name="T2">Earthbound</text:span>, and <text:span text:style-name="T2">Secret</text:span><text:span text:style-name="T2"> </text:span><text:span text:style-name="T2">of</text:span><text:span text:style-name="T2"> </text:span><text:span text:style-name="T2">Mana</text:span></text:p>
        </text:list-item>
      </text:list>
      <text:h text:style-name="P16" text:outline-level="10"><text:bookmark text:name="h.phtfed9cx4p1"/>Week 4 (June 25th - 29th)</text:h>
      <text:list xml:id="list539164416" text:style-name="LS5">
        <text:list-item>
          <text:p text:style-name="P7">June 25th: Received feedback from RedHat</text:p>
        </text:list-item>
        <text:list-item>
          <text:p text:style-name="P7">June 25th: Research: 2D RPGs doc completed</text:p>
        </text:list-item>
        <text:list-item>
          <text:p text:style-name="P7">June 25th: Contacted various Open Source collectives and companies</text:p>
        </text:list-item>
        <text:list-item>
          <text:p text:style-name="P7">June 26th: Began designing combat systems, mechanics, and setting</text:p>
        </text:list-item>
        <text:list-item>
          <text:p text:style-name="P7">June 26th: Game experience brainstorming session</text:p>
        </text:list-item>
        <text:list-item>
          <text:p text:style-name="P7">June 26th: Started Brainstorming Game Experience document to hold information from brainstorming session </text:p>
        </text:list-item>
        <text:list-item>
          <text:p text:style-name="P7">June 26th: Discussed MDA (Mechanics, Dynamics, Aesthetics)</text:p>
        </text:list-item>
        <text:list-item>
          <text:p text:style-name="P7">June 27th: Contact Status spreadsheet started</text:p>
        </text:list-item>
        <text:list-item>
          <text:p text:style-name="P7">June 27th: Brainstormed negative elements within games</text:p>
        </text:list-item>
        <text:list-item>
          <text:p text:style-name="P7">June 28th: Contact Status spreadsheet completed</text:p>
        </text:list-item>
        <text:list-item>
          <text:p text:style-name="P7">June 28th: Completed Contact Vitas document</text:p>
        </text:list-item>
        <text:list-item>
          <text:p text:style-name="P7">June 28th: Outreach Responses document started</text:p>
        </text:list-item>
        <text:list-item>
          <text:p text:style-name="P7">June 29th: Outreach Responses document completed</text:p>
        </text:list-item>
      </text:list>
      <text:h text:style-name="P16" text:outline-level="10"><text:bookmark text:name="h.l9vtqj5x83ue"/>Week 5 (July 2nd - 6th)</text:h>
      <text:list xml:id="list1532420888" text:style-name="LS6">
        <text:list-item>
          <text:p text:style-name="P8">July 2nd: Started Game Definitions document</text:p>
        </text:list-item>
        <text:list-item>
          <text:p text:style-name="P8">July 2nd: Completed Game Definitions document</text:p>
        </text:list-item>
        <text:list-item>
          <text:p text:style-name="P8"><text:span text:style-name="T1">July</text:span><text:span text:style-name="T1"> 2</text:span><text:span text:style-name="T1">nd</text:span><text:span text:style-name="T1">: </text:span><text:span text:style-name="T1">Begin</text:span><text:span text:style-name="T1"> </text:span><text:span text:style-name="T1">development</text:span><text:span text:style-name="T1"> </text:span><text:span text:style-name="T1">of</text:span><text:span text:style-name="T1"> </text:span><text:span text:style-name="T1">charsheet</text:span><text:span text:style-name="T1">, </text:span><text:span text:style-name="T1">develop</text:span><text:span text:style-name="T1"> </text:span><text:span text:style-name="T1">base</text:span><text:span text:style-name="T1"> </text:span><text:span text:style-name="T1">of</text:span><text:span text:style-name="T1"> </text:span><text:span text:style-name="T1">app</text:span></text:p>
        </text:list-item>
      </text:list>
      <text:list xml:id="list475589964" text:style-name="LS7">
        <text:list-item>
          <text:p text:style-name="P9">Confirmed story and first version of combat</text:p>
        </text:list-item>
        <text:list-item>
          <text:p text:style-name="P9">July 5th: Started Prototype Ideas document to hold information about our Initial paper prototype</text:p>
        </text:list-item>
        <text:list-item>
          <text:p text:style-name="P9">June 6th: Molded game system with the setting</text:p>
        </text:list-item>
      </text:list>
      <text:h text:style-name="P16" text:outline-level="10"><text:bookmark text:name="h.xl2rpu7hx3qz"/>Week 6 (July 9th - 13th)</text:h>
      <text:list xml:id="list1149850954" text:style-name="LS8">
        <text:list-item>
          <text:p text:style-name="P10">July 9th: Started High Concept document </text:p>
        </text:list-item>
        <text:list-item>
          <text:p text:style-name="P10">July 9th: Started Game Treatment document</text:p>
        </text:list-item>
        <text:list-item>
          <text:p text:style-name="P10"><text:soft-page-break/><text:span text:style-name="T1">July</text:span><text:span text:style-name="T1"> 9</text:span><text:span text:style-name="T1">th</text:span><text:span text:style-name="T1">: </text:span><text:span text:style-name="T1">Pull</text:span><text:span text:style-name="T1"> </text:span><text:span text:style-name="T1">charsheet</text:span><text:span text:style-name="T1"> </text:span><text:span text:style-name="T1">data</text:span><text:span text:style-name="T1"> </text:span><text:span text:style-name="T1">in</text:span><text:span text:style-name="T1"> </text:span><text:span text:style-name="T1">from</text:span><text:span text:style-name="T1"> </text:span><text:span text:style-name="T1">various</text:span><text:span text:style-name="T1"> </text:span><text:span text:style-name="T1">sources</text:span><text:span text:style-name="T1">, </text:span><text:span text:style-name="T1">work</text:span><text:span text:style-name="T1"> </text:span><text:span text:style-name="T1">on</text:span><text:span text:style-name="T1"> </text:span><text:span text:style-name="T1">base</text:span><text:span text:style-name="T1"> </text:span><text:span text:style-name="T1">functionality</text:span><text:span text:style-name="T1"> </text:span><text:span text:style-name="T1">and</text:span><text:span text:style-name="T1"> </text:span><text:span text:style-name="T1">styling</text:span></text:p>
        </text:list-item>
        <text:list-item>
          <text:p text:style-name="P10">July 10th: Started API Master Doc </text:p>
        </text:list-item>
        <text:list-item>
          <text:p text:style-name="P10">July 12th: Discussed choice FOSS elements to integrate and implement</text:p>
        </text:list-item>
        <text:list-item>
          <text:p text:style-name="P10">July 13th: Created basic design and feel of the game in the High Concept Document and Game Treatment Document</text:p>
        </text:list-item>
        <text:list-item>
          <text:p text:style-name="P10">July 13th: Added a backstory to the Game Treatment document to fit with the look and feel of the setting</text:p>
        </text:list-item>
        <text:list-item>
          <text:p text:style-name="P10">July 13th: Completed API Master Doc</text:p>
        </text:list-item>
        <text:list-item>
          <text:p text:style-name="P10">July 13th: Had a Symposium meeting with the other fellows of the program</text:p>
        </text:list-item>
      </text:list>
      <text:h text:style-name="P16" text:outline-level="10"><text:bookmark text:name="h.aipeacts7a87"/>Week 7 (July 16th - 20th)</text:h>
      <text:list xml:id="list1946257414" text:style-name="LS9">
        <text:list-item>
          <text:p text:style-name="P11">July 16th: Started Project Abstract document for the 2012 RIT Ugrad Research Symposium</text:p>
        </text:list-item>
        <text:list-item>
          <text:p text:style-name="P11">July 16th: Added combat paper prototype to the Prototype Ideas document</text:p>
        </text:list-item>
        <text:list-item>
          <text:p text:style-name="P11">July 16th: Discussed ideas surrounding the economy</text:p>
        </text:list-item>
        <text:list-item>
          <text:p text:style-name="P11">July 16th: Read and discussed <text:a xlink:type="simple" xlink:href="http://gamebalanceconcepts.wordpress.com/"><text:span text:style-name="T3">Game</text:span></text:a><text:a xlink:type="simple" xlink:href="http://gamebalanceconcepts.wordpress.com/"><text:span text:style-name="T3"> </text:span></text:a><text:a xlink:type="simple" xlink:href="http://gamebalanceconcepts.wordpress.com/"><text:span text:style-name="T3">Balance</text:span></text:a><text:a xlink:type="simple" xlink:href="http://gamebalanceconcepts.wordpress.com/"><text:span text:style-name="T3"> </text:span></text:a><text:a xlink:type="simple" xlink:href="http://gamebalanceconcepts.wordpress.com/"><text:span text:style-name="T3">Concepts</text:span></text:a> (All 10 weeks)</text:p>
        </text:list-item>
        <text:list-item>
          <text:p text:style-name="P11"><text:span text:style-name="T1">July</text:span><text:span text:style-name="T1"> 16</text:span><text:span text:style-name="T1">th</text:span><text:span text:style-name="T1">: </text:span><text:span text:style-name="T1">Add</text:span><text:span text:style-name="T1"> </text:span><text:span text:style-name="T1">a</text:span><text:span text:style-name="T1"> </text:span><text:span text:style-name="T1">bunch</text:span><text:span text:style-name="T1"> </text:span><text:span text:style-name="T1">of</text:span><text:span text:style-name="T1"> </text:span><text:span text:style-name="T1">features</text:span><text:span text:style-name="T1">, </text:span><text:span text:style-name="T1">error</text:span><text:span text:style-name="T1"> </text:span><text:span text:style-name="T1">handling</text:span><text:span text:style-name="T1">, </text:span><text:span text:style-name="T1">close</text:span><text:span text:style-name="T1"> </text:span><text:span text:style-name="T1">many</text:span><text:span text:style-name="T1"> </text:span><text:span text:style-name="T1">tickets</text:span></text:p>
        </text:list-item>
        <text:list-item>
          <text:p text:style-name="P11">July 16th: Worked on various systems such as trading, crafting, armor, and combat</text:p>
        </text:list-item>
        <text:list-item>
          <text:p text:style-name="P11">July 18th: Completed Project Abstract document and submitted</text:p>
        </text:list-item>
        <text:list-item>
          <text:p text:style-name="P11">July 18th: Started Presentation Day To Do List document</text:p>
        </text:list-item>
      </text:list>
      <text:h text:style-name="P16" text:outline-level="10"><text:bookmark text:name="h.76aplfr2oqj4"/>Week 8 (July 23rd - 27th)</text:h>
      <text:list xml:id="list68" text:style-name="LS8">
        <text:list-item>
          <text:p text:style-name="P10">July 23rd: Completed High Concept document</text:p>
        </text:list-item>
        <text:list-item>
          <text:p text:style-name="P10">July 23rd: Completed Game Treatment document</text:p>
        </text:list-item>
      </text:list>
      <text:list xml:id="list1759364768" text:style-name="LS10">
        <text:list-item>
          <text:p text:style-name="P12">July 23rd: Balance work on the combat, crafting and materials systems</text:p>
        </text:list-item>
        <text:list-item>
          <text:p text:style-name="P12">July 23rd: Testing combat prototype</text:p>
        </text:list-item>
        <text:list-item>
          <text:p text:style-name="P12"><text:span text:style-name="T1">July</text:span><text:span text:style-name="T1"> 23</text:span><text:span text:style-name="T1">rd</text:span><text:span text:style-name="T1">: </text:span><text:span text:style-name="T1">Deployment</text:span><text:span text:style-name="T1"> </text:span><text:span text:style-name="T1">to</text:span><text:span text:style-name="T1"> </text:span><text:span text:style-name="T1">OpenShift</text:span><text:span text:style-name="T1">, </text:span><text:span text:style-name="T1">add</text:span><text:span text:style-name="T1"> </text:span><text:span text:style-name="T1">more</text:span><text:span text:style-name="T1"> </text:span><text:span text:style-name="T1">features</text:span><text:span text:style-name="T1">, </text:span><text:span text:style-name="T1">work</text:span><text:span text:style-name="T1"> </text:span><text:span text:style-name="T1">on</text:span><text:span text:style-name="T1"> </text:span><text:span text:style-name="T1">integrating</text:span><text:span text:style-name="T1"> </text:span><text:span text:style-name="T1">more</text:span><text:span text:style-name="T1"> </text:span><text:span text:style-name="T1">APIs</text:span></text:p>
        </text:list-item>
      </text:list>
      <text:list xml:id="list73" text:style-name="LS8">
        <text:list-item>
          <text:p text:style-name="P10">July 24th: Started Weapons vs Armor spreadsheet</text:p>
        </text:list-item>
        <text:list-item>
          <text:p text:style-name="P10">July 24th: Completed Weapons vs Armor spreadsheet</text:p>
        </text:list-item>
        <text:list-item>
          <text:p text:style-name="P10">July 25th: Started Languages Spreadsheet </text:p>
        </text:list-item>
        <text:list-item>
          <text:p text:style-name="P10">July 25th: Completed Languages Spreadsheet</text:p>
        </text:list-item>
        <text:list-item>
          <text:p text:style-name="P10">July 25th: Started Developer Character Spreadsheet</text:p>
        </text:list-item>
      </text:list>
      <text:list xml:id="list78" text:style-name="LS10">
        <text:list-item>
          <text:p text:style-name="P12">July 26th: Started Playtest Scripts and Surveys document</text:p>
        </text:list-item>
        <text:list-item>
          <text:p text:style-name="P12">July 26th: Coding Rates spreadsheet started</text:p>
        </text:list-item>
        <text:list-item>
          <text:p text:style-name="P12">July 26th: Coding Rates spreadsheet completed</text:p>
        </text:list-item>
        <text:list-item>
          <text:p text:style-name="P12">July 26th: Completed Developer Character Spreadsheet</text:p>
        </text:list-item>
        <text:list-item>
          <text:p text:style-name="P12">July 27th: Started Playtest Flyer and preparations for playtesting</text:p>
        </text:list-item>
        <text:list-item>
          <text:p text:style-name="P12">July 27th: Added FOSS integration numbers and balance to Brainstorming Ideas document</text:p>
        </text:list-item>
        <text:list-item>
          <text:p text:style-name="P12">July 27th: Added stat ratios for Developer Character Sheet document</text:p>
        </text:list-item>
      </text:list>
      <text:h text:style-name="P16" text:outline-level="10"><text:bookmark text:name="h.1brri2mrt6yq"/><text:soft-page-break/>Week 9 (July 30th - August 3rd)</text:h>
      <text:list xml:id="list548265890" text:style-name="LS11">
        <text:list-item>
          <text:p text:style-name="P13">July 30th: Started Game Systems, a compilation of the various systems we developed</text:p>
        </text:list-item>
        <text:list-item>
          <text:p text:style-name="P13">July 30th: Game Systems doc completed</text:p>
        </text:list-item>
        <text:list-item>
          <text:p text:style-name="P13">July 30th: Playtest flyers posted around campus</text:p>
        </text:list-item>
        <text:list-item>
          <text:p text:style-name="P13"><text:span text:style-name="T1">July</text:span><text:span text:style-name="T1"> 30</text:span><text:span text:style-name="T1">th</text:span><text:span text:style-name="T1">: </text:span><text:span text:style-name="T1">Implement</text:span><text:span text:style-name="T1"> </text:span><text:span text:style-name="T1">attributes</text:span><text:span text:style-name="T1"> </text:span><text:span text:style-name="T1">and</text:span><text:span text:style-name="T1"> </text:span><text:span text:style-name="T1">skill</text:span><text:span text:style-name="T1"> </text:span><text:span text:style-name="T1">values</text:span><text:span text:style-name="T1">, </text:span><text:span text:style-name="T1">more</text:span><text:span text:style-name="T1"> </text:span><text:span text:style-name="T1">improvements</text:span><text:span text:style-name="T1"> </text:span><text:span text:style-name="T1">and</text:span><text:span text:style-name="T1"> </text:span><text:span text:style-name="T1">additions</text:span></text:p>
        </text:list-item>
        <text:list-item>
          <text:p text:style-name="P13">July 30th: Started PowerPoint presentation we’ll use at the Research Symposium</text:p>
        </text:list-item>
        <text:list-item>
          <text:p text:style-name="P13">July 30th: Started Presentation Outline</text:p>
        </text:list-item>
        <text:list-item>
          <text:p text:style-name="P13">July 31st: Started Timeline of our progress </text:p>
        </text:list-item>
        <text:list-item>
          <text:p text:style-name="P13">July 31st: Started Presentation Script</text:p>
        </text:list-item>
        <text:list-item>
          <text:p text:style-name="P13">August 3rd: Playtest session with other fellows </text:p>
        </text:list-item>
      </text:list>
      <text:h text:style-name="P16" text:outline-level="10"><text:bookmark text:name="h.14f46518ah0v"/>Week 10 (August 6th - 10th)</text:h>
      <text:list xml:id="list888031489" text:style-name="LS12">
        <text:list-item>
          <text:p text:style-name="P14">August 6th: Prepare presentation</text:p>
        </text:list-item>
        <text:list-item>
          <text:p text:style-name="P14">August 9th: Go to Red Hat in Boston to give presentation</text:p>
        </text:list-item>
        <text:list-item>
          <text:p text:style-name="P14">August 11th: See Boston</text:p>
        </text:list-item>
      </text:list>
      <text:h text:style-name="P16" text:outline-level="10"><text:bookmark text:name="h.5obofvpxi1qf"/>Week 11 (August 13th - 17th)</text:h>
      <text:list xml:id="list1186632881" text:style-name="LS13">
        <text:list-item>
          <text:p text:style-name="P15">August 13th: Clean up any document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9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9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0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0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0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0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0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0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235ab8a-3802056-4a8fed3-2d66ea8-e241b80</meta:generator>
    <dc:title/>
    <meta:initial-creator/>
    <dc:creator/>
    <meta:editing-cycles>1</meta:editing-cycles>
    <meta:document-statistic meta:table-count="0" meta:image-count="0" meta:object-count="0" meta:page-count="4" meta:paragraph-count="110" meta:word-count="1085" meta:character-count="6510" meta:non-whitespace-character-count="5625"/>
  </office:meta>
</office:document-meta>
</file>